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b0fda" officeooo:paragraph-rsid="000b0fda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b0fda" officeooo:paragraph-rsid="000f8f73" style:font-size-asian="12pt" style:font-weight-asian="bold" style:font-name-complex="Arial" style:font-size-complex="12pt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c1749" officeooo:paragraph-rsid="000c1749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0e2255" officeooo:paragraph-rsid="000e2255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14126" officeooo:paragraph-rsid="00114126" style:font-size-asian="12pt" style:font-weight-asian="bold" style:font-name-complex="Arial" style:font-size-complex="12pt"/>
    </style:style>
    <style:style style:name="P9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114126" officeooo:paragraph-rsid="00114126" style:font-size-asian="12pt" style:font-weight-asian="bold" style:font-name-complex="Arial" style:font-size-complex="12pt"/>
    </style:style>
    <style:style style:name="P10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rsid="000e2255" officeooo:paragraph-rsid="000e2255" style:font-size-asian="12pt" style:font-weight-asian="bold" style:font-name-complex="Arial" style:font-size-complex="12pt"/>
    </style:style>
    <style:style style:name="P11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0b0fda" officeooo:paragraph-rsid="000b0fda" style:font-size-asian="12pt" style:font-weight-asian="bold" style:font-name-complex="Arial" style:font-size-complex="12pt"/>
    </style:style>
    <style:style style:name="T1" style:family="text">
      <style:text-properties style:font-name="Arial Black" style:text-underline-style="solid" style:text-underline-width="auto" style:text-underline-color="font-color"/>
    </style:style>
    <style:style style:name="T2" style:family="text">
      <style:text-properties style:font-name="Arial Black" style:text-underline-style="solid" style:text-underline-width="auto" style:text-underline-color="font-color" officeooo:rsid="000b55bd"/>
    </style:style>
    <style:style style:name="T3" style:family="text">
      <style:text-properties officeooo:rsid="000c39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Eaves <text:span text:style-name="T1">C9.</text:span><text:span text:style-name="T2">2</text:span></text:p>
            <text:p text:style-name="P4">Chase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Big Pixel Tree</text:p>
            <text:p text:style-name="P9">Powe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Swirlies</text:p>
            <text:p text:style-name="P9">Pin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Eaves <text:span text:style-name="T1">C9.</text:span><text:span text:style-name="T2">2</text:span></text:p>
            <text:p text:style-name="P4">Chase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Big Pixel Tree</text:p>
            <text:p text:style-name="P9">Powe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9">Swirlies</text:p>
            <text:p text:style-name="P9">Pin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Eaves <text:span text:style-name="T1">C9.</text:span><text:span text:style-name="T2">2</text:span></text:p>
            <text:p text:style-name="P4">Chase Grn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Candy Cane</text:p>
            <text:p text:style-name="P9">Fence Pwr Inj</text:p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Swirlies</text:p>
            <text:p text:style-name="P9">Oak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Eaves <text:span text:style-name="T1">C9.</text:span><text:span text:style-name="T2">2</text:span></text:p>
            <text:p text:style-name="P4">Chase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Candy Cane</text:p>
            <text:p text:style-name="P9">Fence Pwr Inj</text:p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Swirlies</text:p>
            <text:p text:style-name="P9">Oak</text:p>
          </table:table-cell>
        </table:table-row>
        <table:table-row table:style-name="Table1.1">
          <table:table-cell table:style-name="Table1.A1" office:value-type="string">
            <text:p text:style-name="P6">Big Festive</text:p>
            <text:p text:style-name="P6">Wreath <text:span text:style-name="T1">Grn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Candy Canes</text:p>
            <text:p text:style-name="P10">G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"/>
          </table:table-cell>
          <table:table-cell table:style-name="Table1.A1" office:value-type="string">
            <text:p text:style-name="P9">Swirlies</text:p>
            <text:p text:style-name="P9">Pin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6">Big Festive</text:p>
            <text:p text:style-name="P6">Wre<text:span text:style-name="T3">a</text:span>th <text:span text:style-name="T1">Grn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Candy Canes</text:p>
            <text:p text:style-name="P10">G4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9">Swirlies</text:p>
            <text:p text:style-name="P9">Pin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Candy Canes</text:p>
            <text:p text:style-name="P10">G2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Candy Cane</text:p>
            <text:p text:style-name="P8">Fence Data</text:p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Swirlies</text:p>
            <text:p text:style-name="P9">Oak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Candy Canes</text:p>
            <text:p text:style-name="P10">G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Candy Cane</text:p>
            <text:p text:style-name="P8">Fence Data</text:p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Swirlies</text:p>
            <text:p text:style-name="P9">Oak</text:p>
          </table:table-cell>
        </table:table-row>
        <table:table-row table:style-name="Table1.1">
          <table:table-cell table:style-name="Table1.A1" office:value-type="string">
            <text:p text:style-name="P5">Bushes <text:span text:style-name="T1">5.2</text:span></text:p>
            <text:p text:style-name="P5">Right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Big Pixel Tree</text:p>
            <text:p text:style-name="P9">Powe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8">Lasers</text:p>
            <text:p text:style-name="P8">Stre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Bushes <text:span text:style-name="T1">5.2</text:span></text:p>
            <text:p text:style-name="P5">Right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Big Pixel Tree</text:p>
            <text:p text:style-name="P9">Powe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8">Lasers</text:p>
            <text:p text:style-name="P8">Stre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Bushes <text:span text:style-name="T1">2.2</text:span></text:p>
            <text:p text:style-name="P5">Left Grn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Candy Cane</text:p>
            <text:p text:style-name="P8">Fence Data</text:p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Lasers</text:p>
            <text:p text:style-name="P8">Driveway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shes <text:span text:style-name="T1">2.2</text:span></text:p>
            <text:p text:style-name="P5">Left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Candy Cane</text:p>
            <text:p text:style-name="P8">Fence Data</text:p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Lasers</text:p>
            <text:p text:style-name="P8">Driveway</text:p>
          </table:table-cell>
        </table:table-row>
        <table:table-row table:style-name="Table1.1">
          <table:table-cell table:style-name="Table1.A1" office:value-type="string">
            <text:p text:style-name="P5">Bushes <text:span text:style-name="T1">5.2</text:span></text:p>
            <text:p text:style-name="P5">Right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Candy Cane</text:p>
            <text:p text:style-name="P8">Fence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8">Lasers</text:p>
            <text:p text:style-name="P8">Stre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Bushes <text:span text:style-name="T1">5.2</text:span></text:p>
            <text:p text:style-name="P5">Right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Candy Cane</text:p>
            <text:p text:style-name="P8">Fence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8">Lasers</text:p>
            <text:p text:style-name="P8">Stre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Bushes <text:span text:style-name="T1">2.2</text:span></text:p>
            <text:p text:style-name="P5">Left Grn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Big Pixel Tree</text:p>
            <text:p text:style-name="P8">Data</text:p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Lasers</text:p>
            <text:p text:style-name="P8">Driveway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shes <text:span text:style-name="T1">2.2</text:span></text:p>
            <text:p text:style-name="P5">Left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Big Pixel Tree</text:p>
            <text:p text:style-name="P8">Data</text:p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Lasers</text:p>
            <text:p text:style-name="P8">Driveway</text:p>
          </table:table-cell>
        </table:table-row>
        <table:table-row table:style-name="Table1.1">
          <table:table-cell table:style-name="Table1.A1" office:value-type="string">
            <text:p text:style-name="P5">Bushes <text:span text:style-name="T1">3.2</text:span></text:p>
            <text:p text:style-name="P5">Center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Candy Cane</text:p>
            <text:p text:style-name="P8">Fence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8">Swirlies</text:p>
            <text:p text:style-name="P8">Stre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Bushes <text:span text:style-name="T1">3.2</text:span></text:p>
            <text:p text:style-name="P5">Center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Candy Cane</text:p>
            <text:p text:style-name="P8">Fence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8">Swirlies</text:p>
            <text:p text:style-name="P8">Stre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Bushes <text:span text:style-name="T1">3.2</text:span></text:p>
            <text:p text:style-name="P5">Center Grn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Swirlies</text:p>
            <text:p text:style-name="P8">Street</text:p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Lasers</text:p>
            <text:p text:style-name="P8">House Front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Bushes <text:span text:style-name="T1">3.2</text:span></text:p>
            <text:p text:style-name="P5">Center Gr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Swirlies</text:p>
            <text:p text:style-name="P8">Street</text:p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Lasers</text:p>
            <text:p text:style-name="P8">House Front</text:p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2701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40:21.017000000</dc:date>
    <meta:editing-cycles>11</meta:editing-cycles>
    <meta:editing-duration>PT1H56M25S</meta:editing-duration>
    <meta:print-date>2021-01-15T11:38:44.031000000</meta:print-date>
    <meta:document-statistic meta:table-count="1" meta:image-count="0" meta:object-count="0" meta:page-count="2" meta:paragraph-count="120" meta:word-count="204" meta:character-count="1030" meta:non-whitespace-character-count="946"/>
    <meta:template xlink:type="simple" xlink:actuate="onRequest" xlink:title="" xlink:href="../../../Templates/Mr.%20Label%20MR183%20Cable%20Flags.odt/Normal"/>
  </office:meta>
</office:document-meta>
</file>